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Überschrift_20_2">
      <style:text-properties fo:language="pl" fo:country="PL"/>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Text_20_body">
      <style:text-properties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9"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nzeichen"><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nzeichen"><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9"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text:span></text:p>
      <text:p text:style-name="P6"><text:soft-page-break/><text:span text:style-name="T5">Gabriel Silnicki prowadzi ten silny podjazd: 3 husarie, 10 pancernych, 3 lekkie</text:span></text:p>
      <text:p text:style-name="P6"><text:span text:style-name="T5">Wojska Sieniawskiego zdoby</text:span><text:span text:style-name="T5">ł</text:span><text:span text:style-name="T5">y Husiaty</text:span><text:span text:style-name="T5">ń</text:span><text:span text:style-name="T5">, Silnicki pogania sw</text:span><text:span text:style-name="T5">ó</text:span><text:span text:style-name="T5">j podjazd</text:span></text:p>
      <text:p text:style-name="P6"><text:span text:style-name="T5">Natarcie <text:s/>na bramy Kamie</text:span><text:span text:style-name="T5">ń</text:span><text:span text:style-name="T5">ca, wzi</text:span><text:span text:style-name="T5">ę</text:span><text:span text:style-name="T5">cie 100 je</text:span><text:span text:style-name="T5">ń</text:span><text:span text:style-name="T5">c</text:span><text:span text:style-name="T5">ó</text:span><text:span text:style-name="T5">w, stada byd</text:span><text:span text:style-name="T5">ł</text:span><text:span text:style-name="T5">a i koni.</text:span></text:p>
      <text:p text:style-name="P6"><text:span text:style-name="T5">Zabrak</text:span><text:span text:style-name="T5">ł</text:span><text:span text:style-name="T5">o kilku rot piechoty albo dragonii dla opanowania przedmie</text:span><text:span text:style-name="T5">ść</text:span><text:span text:style-name="T5">, by</text:span><text:span text:style-name="T5">ł</text:span><text:span text:style-name="T5">aby okazja zdoby</text:span><text:span text:style-name="T5">ć</text:span><text:span text:style-name="T5"> twierdz</text:span><text:span text:style-name="T5">ę</text:span><text:span text:style-name="T5"> z marszu...</text:span></text:p>
      <text:p text:style-name="P6"><text:span text:style-name="T5">Dragonia maszeruje</text:span></text:p>
      <text:p text:style-name="P6">Jednak wiedział król i hetman wielki w jednej osobie, że pieniędzy wkrótce zbraknie i że wojnę szybko kończyć trzeba.</text:p>
      <text:p text:style-name="P6"/>
      <text:p text:style-name="P6"/>
      <text:p text:style-name="P6"/>
      <text:p text:style-name="P4">Tymczasem konfederaci na Litwie</text:p>
      <text:p text:style-name="P4">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2"/>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07-28T18:19:34.77</dc:date>
    <meta:editing-cycles>769</meta:editing-cycles>
    <meta:editing-duration>PT17H38M40S</meta:editing-duration>
    <meta:document-statistic meta:table-count="0" meta:image-count="0" meta:object-count="0" meta:page-count="9" meta:paragraph-count="84" meta:word-count="3836" meta:character-count="2590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